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3.995cm" fo:break-before="auto" style:use-optimal-row-height="false"/>
    </style:style>
    <style:style style:name="ro4" style:family="table-row">
      <style:table-row-properties style:row-height="3.757cm" fo:break-before="auto" style:use-optimal-row-height="fals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2.68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vertical-align="middl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table:style-name="ce3" office:value-type="string">
            <text:p>대분류</text:p>
          </table:table-cell>
          <table:table-cell table:style-name="ce3" office:value-type="string">
            <text:p>중부류</text:p>
          </table:table-cell>
          <table:table-cell table:style-name="ce3" office:value-type="string">
            <text:p>소분류</text:p>
          </table:table-cell>
          <table:table-cell table:style-name="ce6" office:value-type="string" table:number-columns-spanned="7" table:number-rows-spanned="1">
            <text:p>요구사항</text:p>
          </table:table-cell>
          <table:covered-table-cell table:number-columns-repeated="6" table:style-name="ce14"/>
          <table:table-cell table:style-name="ce3" office:value-type="string">
            <text:p>관리자</text:p>
          </table:table-cell>
          <table:table-cell table:style-name="ce3" office:value-type="string">
            <text:p>사용자</text:p>
          </table:table-cell>
          <table:table-cell table:style-name="ce3" office:value-type="string">
            <text:p>비회원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2" table:number-rows-spanned="6">
            <text:p>로그인</text:p>
          </table:table-cell>
          <table:covered-table-cell table:style-name="ce3"/>
          <table:table-cell table:style-name="ce4" office:value-type="string" table:number-columns-spanned="1" table:number-rows-spanned="5">
            <text:p>로그인</text:p>
          </table:table-cell>
          <table:table-cell table:style-name="ce6" office:value-type="string" table:number-columns-spanned="7" table:number-rows-spanned="1">
            <text:p>1. 출력</text:p>
          </table:table-cell>
          <table:covered-table-cell table:number-columns-repeated="6" table:style-name="ce14"/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6" office:value-type="string" table:number-columns-spanned="7" table:number-rows-spanned="1">
            <text:p>ID, 비밀번호 입력 창 출력</text:p>
          </table:table-cell>
          <table:covered-table-cell table:number-columns-repeated="6" table:style-name="ce14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7" office:value-type="string" table:number-columns-spanned="7" table:number-rows-spanned="1">
            <text:p>2. 입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2" office:value-type="string">
            <text:p>2-1) ID, 비밀번호 입력 받고 입력받은 정보가 user 테이블에 있는지 확인</text:p>
          </table:table-cell>
          <table:table-cell table:style-name="ce2" table:number-columns-repeated="5"/>
          <table:table-cell table:style-name="ce1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3" table:style-name="ce3"/>
          <table:table-cell table:style-name="ce7" office:value-type="string" table:number-columns-spanned="7" table:number-rows-spanned="1">
            <text:p>2-2) 일치하지 않을 경우 재 입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비회원</text:p>
          </table:table-cell>
          <table:table-cell table:style-name="ce7" office:value-type="string" table:number-columns-spanned="7" table:number-rows-spanned="1">
            <text:p>1. 가게 검색 후 조회만 가능</text:p>
          </table:table-cell>
          <table:covered-table-cell table:number-columns-repeated="6" table:style-name="ce2"/>
          <table:covered-table-cell table:number-columns-repeated="2" table:style-name="ce3"/>
          <table:table-cell table:style-name="ce3"/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2" table:number-rows-spanned="6">
            <text:p>회원가입</text:p>
          </table:table-cell>
          <table:covered-table-cell table:style-name="ce3"/>
          <table:table-cell table:style-name="ce4" office:value-type="string" table:number-columns-spanned="1" table:number-rows-spanned="6">
            <text:p>회원가입</text:p>
          </table:table-cell>
          <table:table-cell table:style-name="ce8" office:value-type="string" table:number-columns-spanned="7" table:number-rows-spanned="6">
            <text:p>1. 출력 1-1 ) ID 와 비밀번호를 입력하시오 </text:p>
            <text:p><text:s text:c="10"/>1-2 ) <text:s/>닉네임 입력하시오</text:p>
            <text:p>2. 입력 2-1) ID 와 비밀번호 입력 받고 USER 테이블에 정보 추가 </text:p>
            <text:p><text:s text:c="10"/>2-2) 닉네임을 입력 받고 user 테이블에 정보 생성</text:p>
          </table:table-cell>
          <table:covered-table-cell table:number-columns-repeated="6" table:style-name="ce9"/>
          <table:table-cell table:style-name="ce3" table:number-columns-repeated="2"/>
          <table:table-cell table:style-name="ce4" office:value-type="string" table:number-columns-spanned="1" table:number-rows-spanned="6">
            <text:p>O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1">
          <table:table-cell/>
          <table:covered-table-cell table:number-columns-repeated="3" table:style-name="ce3"/>
          <table:covered-table-cell table:number-columns-repeated="7" table:style-name="ce9"/>
          <table:table-cell table:style-name="ce3" table:number-columns-repeated="2"/>
          <table:covered-table-cell table:style-name="ce3"/>
          <table:table-cell table:number-columns-repeated="1010"/>
        </table:table-row>
        <table:table-row table:style-name="ro3">
          <table:table-cell table:style-name="ce1" office:value-type="string" table:number-columns-spanned="3" table:number-rows-spanned="5">
            <text:p>마이페이지</text:p>
          </table:table-cell>
          <table:covered-table-cell table:style-name="ce4"/>
          <table:covered-table-cell table:style-name="ce3"/>
          <table:table-cell table:style-name="ce3" office:value-type="string">
            <text:p>찜리스트</text:p>
          </table:table-cell>
          <table:table-cell table:style-name="ce10" office:value-type="string" table:number-columns-spanned="7" table:number-rows-spanned="1">
            <text:p>1. 출력</text:p>
            <text:p>1-1) user 테이블에서 찜 컬럼의 가게명과 가게 테이블에서 조회된 가게명과 평점을 불러온다</text:p>
            <text:p>1-2)식당 테이블에서 식당확인을 불러온다</text:p>
            <text:p>2.입력</text:p>
            <text:p>1-1)가게 선택1. 출력</text:p>
            <text:p>1-1) user 테이블에서 찜 컬럼의 가게명과 가게 테이블에서 조회된 가게명과 평점을 불러온다</text:p>
            <text:p>1-2)식당 테이블에서 식당확인을 불러온다</text:p>
            <text:p>2.입력</text:p>
            <text:p>1-1)가게 선택</text:p>
          </table:table-cell>
          <table:covered-table-cell table:number-columns-repeated="6" table:style-name="ce2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3">
          <table:covered-table-cell/>
          <table:covered-table-cell table:style-name="ce4"/>
          <table:covered-table-cell table:style-name="ce3"/>
          <table:table-cell table:style-name="ce3" office:value-type="string">
            <text:p>예약내역</text:p>
          </table:table-cell>
          <table:table-cell table:style-name="ce10" office:value-type="string" table:number-columns-spanned="7" table:number-rows-spanned="1">
            <text:p>1.출력</text:p>
            <text:p>1-1)주문한 가게명과 주문한 날짜를 영수증테이블에서 받아온다.</text:p>
            <text:p>1-2)주문한가게를 클릭하면 영수증테이블에서 그날 주문한 가게명과,메뉴,수량,현재시간을받아온다.</text:p>
            <text:p>1-3)도시락주문 날짜출력</text:p>
          </table:table-cell>
          <table:covered-table-cell table:number-columns-repeated="6" table:style-name="ce2"/>
          <table:table-cell table:style-name="ce3" table:number-columns-repeated="3"/>
          <table:table-cell table:number-columns-repeated="1010"/>
        </table:table-row>
        <table:table-row table:style-name="ro4">
          <table:covered-table-cell/>
          <table:covered-table-cell table:number-columns-repeated="2" table:style-name="ce3"/>
          <table:table-cell table:style-name="ce3" office:value-type="string">
            <text:p>내 리뷰 확인</text:p>
          </table:table-cell>
          <table:table-cell table:style-name="ce10" office:value-type="string" table:number-columns-spanned="7" table:number-rows-spanned="1">
            <text:p>1.출력</text:p>
            <text:p>1-1)리뷰를 남긴 테이블에서 가게명을 불러온다</text:p>
            <text:p>1-2)리뷰내용을 불러온다.</text:p>
            <text:p>2.입력</text:p>
            <text:p>2-1)가게 선택값을 입력받는다.1.출력</text:p>
            <text:p>1-1)리뷰를 남긴 테이블에서 가게명을 불러온다</text:p>
            <text:p>1-2)리뷰내용을 불러온다.</text:p>
            <text:p>2.입력</text:p>
            <text:p>2-1)가게 선택값을 입력받는다.</text:p>
          </table:table-cell>
          <table:covered-table-cell table:number-columns-repeated="6" table:style-name="ce15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5">
          <table:covered-table-cell/>
          <table:covered-table-cell table:number-columns-repeated="2" table:style-name="ce3"/>
          <table:table-cell table:style-name="ce3" office:value-type="string">
            <text:p>계정 관리</text:p>
          </table:table-cell>
          <table:table-cell table:style-name="ce6" office:value-type="string" table:number-columns-spanned="7" table:number-rows-spanned="1">
            <text:p>1.계정삭제 확인 후 삭제 혹은 취소.</text:p>
            <text:p>2.닉네임 변경 및 개인정보 수정</text:p>
          </table:table-cell>
          <table:covered-table-cell table:number-columns-repeated="6" table:style-name="ce14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2">
          <table:covered-table-cell/>
          <table:covered-table-cell table:number-columns-repeated="2" table:style-name="ce3"/>
          <table:table-cell table:style-name="ce3" office:value-type="string">
            <text:p>로그아웃</text:p>
          </table:table-cell>
          <table:table-cell table:style-name="ce6" office:value-type="string" table:number-columns-spanned="7" table:number-rows-spanned="1">
            <text:p>1.로그아웃 확인후 확인 선택시 로그인 화면으로 돌아간다.</text:p>
          </table:table-cell>
          <table:covered-table-cell table:number-columns-repeated="6" table:style-name="ce14"/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1" table:number-rows-spanned="13">
            <text:p>식당관리</text:p>
          </table:table-cell>
          <table:table-cell table:style-name="ce4" office:value-type="string" table:number-columns-spanned="1" table:number-rows-spanned="4">
            <text:p>식당추가</text:p>
          </table:table-cell>
          <table:table-cell table:style-name="ce3" office:value-type="string">
            <text:p>가게명</text:p>
          </table:table-cell>
          <table:table-cell table:style-name="ce6" office:value-type="string" table:number-columns-spanned="7" table:number-rows-spanned="1">
            <text:p>1.가게 명을 입력받고 테이블에 저장한다.</text:p>
          </table:table-cell>
          <table:covered-table-cell table:number-columns-repeated="6" table:style-name="ce14"/>
          <table:table-cell table:style-name="ce4" office:value-type="string" table:number-columns-spanned="1" table:number-rows-spanned="13">
            <text:p>O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음식스타일</text:p>
          </table:table-cell>
          <table:table-cell table:style-name="ce6" office:value-type="string" table:number-columns-spanned="7" table:number-rows-spanned="1">
            <text:p>2. 음식스타일을 입력 받고 테이블에 저장한다</text:p>
          </table:table-cell>
          <table:covered-table-cell table:number-columns-repeated="6" table:style-name="ce14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영업시간</text:p>
          </table:table-cell>
          <table:table-cell table:style-name="ce2" office:value-type="string">
            <text:p>3. 영업시간을 입력 받고 테이블에 저장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3" office:value-type="string">
            <text:p>주소</text:p>
          </table:table-cell>
          <table:table-cell table:style-name="ce2" office:value-type="string">
            <text:p>4. 주소를 입력 받고 테이블에 저장 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7">
            <text:p>식당 수정</text:p>
          </table:table-cell>
          <table:table-cell table:style-name="ce2" office:value-type="string">
            <text:p>가게 이름변경</text:p>
          </table:table-cell>
          <table:table-cell table:style-name="ce2" office:value-type="string">
            <text:p>1.가게 명을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영업시간 변경</text:p>
          </table:table-cell>
          <table:table-cell table:style-name="ce2" office:value-type="string">
            <text:p>2.영업 시간을 입력받아 수정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주소 변경</text:p>
          </table:table-cell>
          <table:table-cell table:style-name="ce2" office:value-type="string">
            <text:p>주소를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식당 삭제</text:p>
          </table:table-cell>
          <table:table-cell table:style-name="ce2" office:value-type="string">
            <text:p>식당 삭제 확인 후 테이블에서 삭제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메뉴명 변경</text:p>
          </table:table-cell>
          <table:table-cell table:style-name="ce2" office:value-type="string">
            <text:p>메뉴명을 입력받아 수정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table:style-name="ce2" office:value-type="string">
            <text:p>가격변경</text:p>
          </table:table-cell>
          <table:table-cell table:style-name="ce2" office:value-type="string">
            <text:p>가격을 입력받아 수정한다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메뉴삭제</text:p>
          </table:table-cell>
          <table:table-cell table:style-name="ce2" office:value-type="string">
            <text:p>메뉴삭제 확인후 메뉴테이블에서 메뉴를 삭제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메뉴추가</text:p>
          </table:table-cell>
          <table:table-cell table:style-name="ce2" office:value-type="string">
            <text:p>메뉴명추가</text:p>
          </table:table-cell>
          <table:table-cell table:style-name="ce2" office:value-type="string">
            <text:p>메뉴명을 입력받아 테이블에 추가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table:style-name="ce2" office:value-type="string">
            <text:p>가격추가</text:p>
          </table:table-cell>
          <table:table-cell table:style-name="ce2" office:value-type="string">
            <text:p>가격을 입력받아 메뉴테이블에 추가한다.</text:p>
          </table:table-cell>
          <table:table-cell table:style-name="ce2" table:number-columns-repeated="5"/>
          <table:table-cell table:style-name="ce12"/>
          <table:covered-table-cell table:style-name="ce3"/>
          <table:table-cell table:style-name="ce3" table:number-columns-repeated="2"/>
          <table:table-cell table:number-columns-repeated="1010"/>
        </table:table-row>
        <table:table-row table:style-name="ro6">
          <table:table-cell/>
          <table:table-cell table:style-name="ce4" office:value-type="string" table:number-columns-spanned="2" table:number-rows-spanned="1">
            <text:p>게시판</text:p>
          </table:table-cell>
          <table:covered-table-cell table:style-name="ce3"/>
          <table:table-cell table:style-name="ce2" office:value-type="string">
            <text:p>건의사항</text:p>
          </table:table-cell>
          <table:table-cell table:style-name="ce11" office:value-type="string" table:number-columns-spanned="6" table:number-rows-spanned="1">
            <text:p>1.게시판 테이블값을 출력받고 건의사항을 유저가 추가할수있다</text:p>
            <text:p>2.글을 작성한 유저와 관리자만 삭제 변경 할수 있다.</text:p>
          </table:table-cell>
          <table:covered-table-cell table:number-columns-repeated="5" table:style-name="ce16"/>
          <table:table-cell table:style-name="ce12"/>
          <table:table-cell table:number-columns-repeated="2" table:style-name="ce17" office:value-type="string">
            <text:p>O</text:p>
          </table:table-cell>
          <table:table-cell table:style-name="ce3" office:value-type="string">
            <text:p>O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2" table:number-rows-spanned="6">
            <text:p>검색</text:p>
          </table:table-cell>
          <table:covered-table-cell table:style-name="ce3"/>
          <table:table-cell office:value-type="string">
            <text:p>추천식당</text:p>
          </table:table-cell>
          <table:table-cell table:style-name="ce12" office:value-type="string">
            <text:p>추천하는 식당 목록을 출력한다</text:p>
          </table:table-cell>
          <table:table-cell table:style-name="ce12" table:number-columns-repeated="6"/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style-name="ce4" office:value-type="string" table:number-columns-spanned="1" table:number-rows-spanned="6">
            <text:p>O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거리</text:p>
          </table:table-cell>
          <table:table-cell table:style-name="ce12" office:value-type="string">
            <text:p>1. 가게 검색 후 조회만 가능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office:value-type="string">
            <text:p>가격</text:p>
          </table:table-cell>
          <table:table-cell table:style-name="ce12" office:value-type="string">
            <text:p>등록된 식당들을 가격대별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office:value-type="string">
            <text:p>평점</text:p>
          </table:table-cell>
          <table:table-cell table:style-name="ce12" office:value-type="string">
            <text:p>등록된 식당들을 평점이 좋은 순으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5">
          <table:table-cell/>
          <table:covered-table-cell table:number-columns-repeated="2" table:style-name="ce3"/>
          <table:table-cell table:style-name="ce5" office:value-type="string">
            <text:p>도시락주문</text:p>
          </table:table-cell>
          <table:table-cell table:style-name="ce13" office:value-type="string" table:number-columns-spanned="7" table:number-rows-spanned="1">
            <text:p>도시락집을 선택하고 주문 하기를 선택하면</text:p>
            <text:p>파티원에 닉네임을 출력한다.</text:p>
          </table:table-cell>
          <table:covered-table-cell table:number-columns-repeated="6" table:style-name="ce12"/>
          <table:covered-table-cell table:number-columns-repeated="3" table:style-name="ce3"/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office:value-type="string">
            <text:p>음식종류</text:p>
          </table:table-cell>
          <table:table-cell table:style-name="ce12" office:value-type="string">
            <text:p>등록된 식당들을 음식 종류별로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1" table:number-rows-spanned="4">
            <text:p>식당</text:p>
          </table:table-cell>
          <table:table-cell table:style-name="ce4" office:value-type="string" table:number-columns-spanned="1" table:number-rows-spanned="4">
            <text:p>조회</text:p>
          </table:table-cell>
          <table:table-cell office:value-type="string">
            <text:p>리뷰확인(작성)</text:p>
          </table:table-cell>
          <table:table-cell table:style-name="ce12" office:value-type="string">
            <text:p>식당에 등록된 리뷰들을 최근에 등록된 순서로 조회하거나 추가할 수 있다</text:p>
          </table:table-cell>
          <table:table-cell table:style-name="ce12" table:number-columns-repeated="6"/>
          <table:table-cell table:style-name="ce4" office:value-type="string" table:number-columns-spanned="1" table:number-rows-spanned="4">
            <text:p>O</text:p>
          </table:table-cell>
          <table:table-cell table:style-name="ce4" office:value-type="string" table:number-columns-spanned="1" table:number-rows-spanned="4">
            <text:p>O</text:p>
          </table:table-cell>
          <table:table-cell table:style-name="ce4" office:value-type="string" table:number-columns-spanned="1" table:number-rows-spanned="4">
            <text:p>O(작성X)</text:p>
          </table:table-cell>
          <table:table-cell table:number-columns-repeated="1010"/>
        </table:table-row>
        <table:table-row table:style-name="ro1">
          <table:table-cell/>
          <table:covered-table-cell table:number-columns-repeated="2" table:style-name="ce3"/>
          <table:table-cell office:value-type="string">
            <text:p>메뉴확인</text:p>
          </table:table-cell>
          <table:table-cell table:style-name="ce12" office:value-type="string">
            <text:p>선택한 식당에 등록된 전체 메뉴들을 출력해준다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7">
          <table:table-cell/>
          <table:covered-table-cell table:number-columns-repeated="2" table:style-name="ce3"/>
          <table:table-cell table:style-name="ce5" office:value-type="string">
            <text:p>주문하기</text:p>
          </table:table-cell>
          <table:table-cell table:style-name="ce12" office:value-type="string">
            <text:p>1.출력</text:p>
            <text:p>1-1)메뉴,수량을 입력하시오 출력한다.</text:p>
            <text:p>2.입력</text:p>
            <text:p>2-1)현재 가게,메뉴,수량,현재시간,멤버ID를</text:p>
            <text:p><text:s text:c="5"/>입력받는다.</text:p>
          </table:table-cell>
          <table:table-cell table:style-name="ce12" table:number-columns-repeated="6"/>
          <table:covered-table-cell table:number-columns-repeated="3" table:style-name="ce3"/>
          <table:table-cell table:number-columns-repeated="1010"/>
        </table:table-row>
        <table:table-row table:style-name="ro2">
          <table:table-cell/>
          <table:covered-table-cell table:number-columns-repeated="2" table:style-name="ce3"/>
          <table:table-cell office:value-type="string">
            <text:p>식당확인(옵션)</text:p>
          </table:table-cell>
          <table:table-cell table:style-name="ce13" office:value-type="string">
            <text:p>식당에 대한 전체 정보를 자세하게 출력해준다</text:p>
          </table:table-cell>
          <table:table-cell table:style-name="ce13" table:number-columns-repeated="6"/>
          <table:covered-table-cell table:number-columns-repeated="3" table:style-name="ce3"/>
          <table:table-cell table:number-columns-repeated="1010"/>
        </table:table-row>
        <table:table-row table:style-name="ro1" table:number-rows-repeated="6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9:17:3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9:17:38.01</dc:date>
    <meta:generator>OpenOffice/4.1.7$Win32 OpenOffice.org_project/417m1$Build-9800</meta:generator>
    <meta:editing-duration>PT3H32M26S</meta:editing-duration>
    <meta:editing-cycles>3</meta:editing-cycles>
    <meta:document-statistic meta:table-count="1" meta:cell-count="103" meta:object-count="0"/>
  </office:meta>
</office:document-meta>
</file>